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ahoma1" svg:font-family="Tahoma"/>
    <style:font-face style:name="Times" svg:font-family="Times"/>
    <style:font-face style:name="Times1" svg:font-family="Times" style:font-family-generic="roman"/>
    <style:font-face style:name="Monospace" svg:font-family="Monospace" style:font-pitch="fixed"/>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2" style:family="paragraph" style:parent-style-name="Standard">
      <style:paragraph-properties fo:margin-left="0cm" fo:margin-right="0cm" fo:text-align="justify" style:justify-single-word="false" fo:text-indent="0cm" style:auto-text-indent="false"/>
      <style:text-properties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3"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size-asian="10pt" style:font-size-complex="10pt"/>
    </style:style>
    <style:style style:name="P4" style:family="paragraph" style:parent-style-name="Standard">
      <style:paragraph-properties fo:margin-left="0cm" fo:margin-right="0cm" fo:text-align="start" style:justify-single-word="false" fo:text-indent="0cm" style:auto-text-indent="false" style:text-autospace="none"/>
      <style:text-properties fo:color="#101010" style:font-name="Monospace" fo:font-size="10pt" style:font-name-asian="Monospace" style:font-size-asian="10pt" style:font-name-complex="Monospace" style:font-size-complex="10pt"/>
    </style:style>
    <style:style style:name="P5" style:family="paragraph" style:parent-style-name="Text_20_body">
      <style:paragraph-properties fo:margin-left="0cm" fo:margin-right="0cm" fo:text-align="justify" style:justify-single-word="false" fo:text-indent="0cm" style:auto-text-indent="false" style:text-autospace="none"/>
      <style:text-properties style:font-name="Times1"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Text_20_body">
      <style:text-properties style:font-name="Times1" fo:font-size="12pt" fo:font-weight="normal" style:font-size-asian="12pt" style:font-weight-asian="normal" style:font-size-complex="12pt" style:font-weight-complex="normal"/>
    </style:style>
    <style:style style:name="P7" style:family="paragraph" style:parent-style-name="Standard">
      <style:paragraph-properties fo:margin-left="0cm" fo:margin-right="0cm" fo:text-align="start" style:justify-single-word="false" fo:text-indent="0cm" style:auto-text-indent="false" style:text-autospace="none"/>
      <style:text-properties fo:color="#646464" style:font-name="Monospace" fo:font-size="10pt" style:font-name-asian="Monospace" style:font-size-asian="10pt" style:font-name-complex="Monospace" style:font-size-complex="10pt"/>
    </style:style>
    <style:style style:name="P8" style:family="paragraph" style:parent-style-name="Standard">
      <style:paragraph-properties fo:margin-left="0cm" fo:margin-right="0cm" fo:text-align="start" style:justify-single-word="false" fo:text-indent="0cm" style:auto-text-indent="false" style:text-autospace="none"/>
      <style:text-properties fo:color="#101010" style:font-name="Monospace" fo:font-size="10pt" style:font-name-asian="Monospace" style:font-size-asian="10pt" style:font-name-complex="Monospace" style:font-size-complex="10pt"/>
    </style:style>
    <style:style style:name="P9" style:family="paragraph" style:parent-style-name="Standard">
      <style:paragraph-properties fo:margin-left="0cm" fo:margin-right="0cm" fo:text-align="start" style:justify-single-word="false" fo:text-indent="0cm" style:auto-text-indent="false" style:text-autospace="none"/>
      <style:text-properties fo:color="#008080" style:font-name="Monospace" fo:font-size="10pt" style:font-name-asian="Monospace" style:font-size-asian="10pt" style:font-name-complex="Monospace" style:font-size-complex="10pt"/>
    </style:style>
    <style:style style:name="P10" style:family="paragraph" style:parent-style-name="Text_20_body">
      <style:text-properties fo:color="#101010" style:font-name="Times1" fo:font-size="12pt" style:font-name-asian="Monospace" style:font-size-asian="12pt" style:font-name-complex="Monospace" style:font-size-complex="12pt"/>
    </style:style>
    <style:style style:name="P11" style:family="paragraph" style:parent-style-name="Text_20_body" style:list-style-name="L1">
      <style:text-properties fo:color="#101010" style:font-name="Times1" fo:font-size="12pt" style:font-name-asian="Monospace" style:font-size-asian="12pt" style:font-name-complex="Monospace" style:font-size-complex="12pt"/>
    </style:style>
    <style:style style:name="P12" style:family="paragraph" style:parent-style-name="Text_20_body" style:list-style-name="L1">
      <style:text-properties fo:color="#101010" style:font-name="Times1" fo:font-size="12pt" style:font-name-asian="Monospace" style:font-size-asian="12pt" style:font-name-complex="Monospace" style:font-size-complex="12pt"/>
    </style:style>
    <style:style style:name="P13" style:family="paragraph" style:parent-style-name="Text_20_body">
      <style:text-properties fo:color="#101010" style:font-name="Times1" fo:font-size="12pt" fo:font-weight="bold" style:font-name-asian="Monospace" style:font-size-asian="12pt" style:font-weight-asian="bold" style:font-name-complex="Monospace" style:font-size-complex="12pt" style:font-weight-complex="bold"/>
    </style:style>
    <style:style style:name="P14" style:family="paragraph" style:parent-style-name="Text_20_body">
      <style:paragraph-properties fo:margin-left="0cm" fo:margin-right="0cm" fo:text-align="justify" style:justify-single-word="false" fo:text-indent="0cm" style:auto-text-indent="false"/>
      <style:text-properties fo:color="#101010" style:font-name="Times1"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P15" style:family="paragraph" style:parent-style-name="Text_20_body" style:list-style-name="L2">
      <style:paragraph-properties fo:margin-left="0cm" fo:margin-right="0cm" fo:text-align="justify" style:justify-single-word="false" fo:text-indent="0cm" style:auto-text-indent="false"/>
      <style:text-properties fo:color="#101010" style:font-name="Times1"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P16" style:family="paragraph" style:parent-style-name="Text_20_body" style:list-style-name="L2">
      <style:paragraph-properties fo:margin-left="0cm" fo:margin-right="0cm" fo:text-align="justify" style:justify-single-word="false" fo:text-indent="0cm" style:auto-text-indent="false"/>
      <style:text-properties fo:color="#101010" style:font-name="Times1"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P17" style:family="paragraph" style:parent-style-name="Text_20_body" style:list-style-name="L3">
      <style:paragraph-properties fo:margin-left="0cm" fo:margin-right="0cm" fo:text-align="justify" style:justify-single-word="false" fo:text-indent="0cm" style:auto-text-indent="false"/>
      <style:text-properties fo:color="#101010" style:font-name="Times1"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P18" style:family="paragraph" style:parent-style-name="Text_20_body" style:list-style-name="L3">
      <style:paragraph-properties fo:margin-left="0cm" fo:margin-right="0cm" fo:text-align="justify" style:justify-single-word="false" fo:text-indent="0cm" style:auto-text-indent="false"/>
      <style:text-properties fo:color="#101010" style:font-name="Times1"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P19" style:family="paragraph" style:parent-style-name="Text_20_body" style:list-style-name="L3">
      <style:paragraph-properties fo:margin-left="0cm" fo:margin-right="0cm" fo:text-align="justify" style:justify-single-word="false" fo:text-indent="0cm" style:auto-text-indent="false"/>
      <style:text-properties fo:color="#101010" style:font-name="Times1"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P20" style:family="paragraph" style:parent-style-name="Text_20_body">
      <style:paragraph-properties fo:margin-left="0cm" fo:margin-right="0cm" fo:text-align="justify" style:justify-single-word="false" fo:text-indent="0cm" style:auto-text-indent="false" style:text-autospace="none"/>
      <style:text-properties fo:color="#101010" style:font-name="Times1"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P21" style:family="paragraph" style:parent-style-name="Text_20_body" style:list-style-name="L2">
      <style:paragraph-properties fo:margin-left="1.251cm" fo:margin-right="0cm" fo:text-align="justify" style:justify-single-word="false" fo:text-indent="0cm" style:auto-text-indent="false"/>
      <style:text-properties fo:color="#101010" style:font-name="Times1"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P22" style:family="paragraph" style:parent-style-name="Text_20_body" style:list-style-name="L2">
      <style:paragraph-properties fo:margin-left="1.251cm" fo:margin-right="0cm" fo:text-align="justify" style:justify-single-word="false" fo:text-indent="0cm" style:auto-text-indent="false"/>
      <style:text-properties fo:color="#101010" style:font-name="Times1"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T1" style:family="text">
      <style:text-properties fo:color="#7f0055" fo:font-weight="bold" style:font-weight-asian="bold" style:font-weight-complex="bold"/>
    </style:style>
    <style:style style:name="T2" style:family="text">
      <style:text-properties fo:color="#101010"/>
    </style:style>
    <style:style style:name="T3" style:family="text">
      <style:text-properties fo:color="#101010" style:font-name-asian="Monospace" style:font-name-complex="Monospace"/>
    </style:style>
    <style:style style:name="T4" style:family="text">
      <style:text-properties fo:color="#101010" style:font-name="Monospace" fo:font-size="10pt" style:font-name-asian="Monospace" style:font-size-asian="10pt" style:font-name-complex="Monospace" style:font-size-complex="10pt"/>
    </style:style>
    <style:style style:name="T5" style:family="text">
      <style:text-properties fo:color="#101010" fo:font-style="normal" style:font-name-asian="Monospace" style:font-style-asian="normal" style:font-name-complex="Monospace" style:font-style-complex="normal"/>
    </style:style>
    <style:style style:name="T6" style:family="text">
      <style:text-properties fo:color="#000000"/>
    </style:style>
    <style:style style:name="T7" style:family="text">
      <style:text-properties fo:color="#0000c0"/>
    </style:style>
    <style:style style:name="T8" style:family="text">
      <style:text-properties fo:color="#646464"/>
    </style:style>
    <style:style style:name="T9" style:family="text">
      <style:text-properties fo:color="#2a00ff"/>
    </style:style>
    <style:style style:name="T10" style:family="text">
      <style:text-properties fo:color="#008080"/>
    </style:style>
    <style:style style:name="T11" style:family="text">
      <style:text-properties fo:color="#008080" style:font-name-asian="Monospace" style:font-name-complex="Monospace"/>
    </style:style>
    <style:style style:name="T12" style:family="text">
      <style:text-properties fo:color="#3f7f7f"/>
    </style:style>
    <style:style style:name="T13" style:family="text">
      <style:text-properties fo:color="#3f7f7f" style:font-name-asian="Monospace" style:font-name-complex="Monospace"/>
    </style:style>
    <style:style style:name="T14" style:family="text">
      <style:text-properties fo:color="#7f007f"/>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Validazione</text:h>
      <text:p text:style-name="Text_20_body">Regola-kit prevede un suo motore di validazione per gli oggetti di modello, basato su Hibernate-Validator.</text:p>
      <text:p text:style-name="Text_20_body">L'impostazione delle regole di validazione viene fatta apponendo le annotazioni fornite da Hibernate, alle proprietà dell'oggetto di modello o al relativo metodo di get.</text:p>
      <text:p text:style-name="Text_20_body">La casistica completa delle annotazioni che è possibile utilizzare si può consultare all'indirizzo <text:a xlink:type="simple" xlink:href="http://www.hibernate.org/hib_docs/validator/reference/en/html_single/">http://www.hibernate.org/hib_docs/validator/reference/en/html_single/</text:a> .</text:p>
      <text:p text:style-name="Text_20_body">Esempio:</text:p>
      <text:p text:style-name="P1"><text:span text:style-name="T1">public</text:span><text:span text:style-name="T2"> </text:span><text:span text:style-name="T1">class</text:span><text:span text:style-name="T2"> </text:span><text:span text:style-name="T6">Customer</text:span><text:span text:style-name="T2"> </text:span><text:span text:style-name="T6">{</text:span></text:p>
      <text:p text:style-name="P1"/>
      <text:p text:style-name="P1"><text:span text:style-name="T2"><text:tab/></text:span><text:span text:style-name="T1">private</text:span><text:span text:style-name="T2"> </text:span><text:span text:style-name="T6">Integer</text:span><text:span text:style-name="T2"> </text:span><text:span text:style-name="T7">id</text:span><text:span text:style-name="T6">;</text:span></text:p>
      <text:p text:style-name="P1"><text:span text:style-name="T2"><text:tab/></text:span><text:span text:style-name="T1">private</text:span><text:span text:style-name="T2"> </text:span><text:span text:style-name="T6">String</text:span><text:span text:style-name="T2"> </text:span><text:span text:style-name="T7">firstName</text:span><text:span text:style-name="T6">;</text:span></text:p>
      <text:p text:style-name="P1"><text:span text:style-name="T2"><text:tab/></text:span><text:span text:style-name="T1">private</text:span><text:span text:style-name="T2"> </text:span><text:span text:style-name="T6">String</text:span><text:span text:style-name="T2"> </text:span><text:span text:style-name="T7">lastName</text:span><text:span text:style-name="T6">;</text:span></text:p>
      <text:p text:style-name="P1"><text:span text:style-name="T1"><text:tab/>private</text:span><text:span text:style-name="T2"> </text:span><text:span text:style-name="T6">String</text:span><text:span text:style-name="T2"> </text:span><text:span text:style-name="T7">country</text:span><text:span text:style-name="T6">;</text:span></text:p>
      <text:p text:style-name="P1"/>
      <text:p text:style-name="P1"><text:span text:style-name="T2"><text:tab/></text:span><text:span text:style-name="T1">public</text:span><text:span text:style-name="T2"> </text:span><text:span text:style-name="T6">Integer</text:span><text:span text:style-name="T2"> </text:span><text:span text:style-name="T6">getId()</text:span><text:span text:style-name="T2"> </text:span><text:span text:style-name="T6">{</text:span></text:p>
      <text:p text:style-name="P1"><text:span text:style-name="T2"><text:tab/><text:tab/></text:span><text:span text:style-name="T1">return</text:span><text:span text:style-name="T2"> </text:span><text:span text:style-name="T7">id</text:span><text:span text:style-name="T6">;</text:span></text:p>
      <text:p text:style-name="P1"><text:span text:style-name="T2"><text:tab/></text:span><text:span text:style-name="T6">}</text:span></text:p>
      <text:p text:style-name="P1"/>
      <text:p text:style-name="P1"><text:span text:style-name="T2"><text:tab/></text:span><text:span text:style-name="T1">public</text:span><text:span text:style-name="T2"> </text:span><text:span text:style-name="T1">void</text:span><text:span text:style-name="T2"> </text:span><text:span text:style-name="T6">setId(Integer</text:span><text:span text:style-name="T2"> </text:span><text:span text:style-name="T6">id)</text:span><text:span text:style-name="T2"> </text:span><text:span text:style-name="T6">{</text:span></text:p>
      <text:p text:style-name="P1"><text:span text:style-name="T2"><text:tab/><text:tab/></text:span><text:span text:style-name="T1">this</text:span><text:span text:style-name="T6">.</text:span><text:span text:style-name="T7">id</text:span><text:span text:style-name="T2"> </text:span><text:span text:style-name="T6">=</text:span><text:span text:style-name="T2"> </text:span><text:span text:style-name="T6">id;</text:span></text:p>
      <text:p text:style-name="P1"><text:span text:style-name="T2"><text:tab/></text:span><text:span text:style-name="T6">}</text:span></text:p>
      <text:p text:style-name="P1"><text:tab/></text:p>
      <text:p text:style-name="P1"><text:tab/>@Length(max=20)</text:p>
      <text:p text:style-name="P1"><text:span text:style-name="T2"><text:tab/></text:span><text:span text:style-name="T8">@NotEmpty</text:span></text:p>
      <text:p text:style-name="P1"><text:span text:style-name="T2"><text:tab/></text:span><text:span text:style-name="T1">public</text:span><text:span text:style-name="T2"> </text:span><text:span text:style-name="T6">String</text:span><text:span text:style-name="T2"> </text:span><text:span text:style-name="T6">getFirstName()</text:span><text:span text:style-name="T2"> </text:span><text:span text:style-name="T6">{</text:span></text:p>
      <text:p text:style-name="P1"><text:span text:style-name="T2"><text:tab/><text:tab/></text:span><text:span text:style-name="T1">return</text:span><text:span text:style-name="T2"> </text:span><text:span text:style-name="T7">firstName</text:span><text:span text:style-name="T6">;</text:span></text:p>
      <text:p text:style-name="P1"><text:span text:style-name="T2"><text:tab/></text:span><text:span text:style-name="T6">}</text:span></text:p>
      <text:p text:style-name="P1"/>
      <text:p text:style-name="P1"><text:span text:style-name="T2"><text:tab/></text:span><text:span text:style-name="T1">public</text:span><text:span text:style-name="T2"> </text:span><text:span text:style-name="T1">void</text:span><text:span text:style-name="T2"> </text:span><text:span text:style-name="T6">setFirstName(String</text:span><text:span text:style-name="T2"> </text:span><text:span text:style-name="T6">firstName)</text:span><text:span text:style-name="T2"> </text:span><text:span text:style-name="T6">{</text:span></text:p>
      <text:p text:style-name="P1"><text:span text:style-name="T2"><text:tab/><text:tab/></text:span><text:span text:style-name="T1">this</text:span><text:span text:style-name="T6">.</text:span><text:span text:style-name="T7">firstName</text:span><text:span text:style-name="T2"> </text:span><text:span text:style-name="T6">=</text:span><text:span text:style-name="T2"> </text:span><text:span text:style-name="T6">firstName;</text:span></text:p>
      <text:p text:style-name="P1"><text:span text:style-name="T2"><text:tab/></text:span><text:span text:style-name="T6">}</text:span></text:p>
      <text:p text:style-name="P1"><text:tab/></text:p>
      <text:p text:style-name="P1"><text:tab/>@Length(max=20)</text:p>
      <text:p text:style-name="P1"><text:span text:style-name="T2"><text:tab/></text:span><text:span text:style-name="T8">@NotEmpty</text:span></text:p>
      <text:p text:style-name="P1"><text:span text:style-name="T2"><text:tab/></text:span><text:span text:style-name="T1">public</text:span><text:span text:style-name="T2"> </text:span><text:span text:style-name="T6">String</text:span><text:span text:style-name="T2"> </text:span><text:span text:style-name="T6">getLastName()</text:span><text:span text:style-name="T2"> </text:span><text:span text:style-name="T6">{</text:span></text:p>
      <text:p text:style-name="P1"><text:span text:style-name="T2"><text:tab/><text:tab/></text:span><text:span text:style-name="T1">return</text:span><text:span text:style-name="T2"> </text:span><text:span text:style-name="T7">lastName</text:span><text:span text:style-name="T6">;</text:span></text:p>
      <text:p text:style-name="P1"><text:span text:style-name="T2"><text:tab/></text:span><text:span text:style-name="T6">}</text:span></text:p>
      <text:p text:style-name="P1"/>
      <text:p text:style-name="P1"><text:span text:style-name="T2"><text:tab/></text:span><text:span text:style-name="T1">public</text:span><text:span text:style-name="T2"> </text:span><text:span text:style-name="T1">void</text:span><text:span text:style-name="T2"> </text:span><text:span text:style-name="T6">setLastName(String</text:span><text:span text:style-name="T2"> </text:span><text:span text:style-name="T6">lastName)</text:span><text:span text:style-name="T2"> </text:span><text:span text:style-name="T6">{</text:span></text:p>
      <text:p text:style-name="P1"><text:span text:style-name="T2"><text:tab/><text:tab/></text:span><text:span text:style-name="T1">this</text:span><text:span text:style-name="T6">.</text:span><text:span text:style-name="T7">lastName</text:span><text:span text:style-name="T2"> </text:span><text:span text:style-name="T6">=</text:span><text:span text:style-name="T2"> </text:span><text:span text:style-name="T6">lastName;</text:span></text:p>
      <text:p text:style-name="P1"><text:span text:style-name="T2"><text:tab/></text:span><text:span text:style-name="T6">}</text:span></text:p>
      <text:p text:style-name="P7"/>
      <text:p text:style-name="P1"><text:span text:style-name="T2"><text:tab/></text:span><text:span text:style-name="T1">public</text:span><text:span text:style-name="T2"> </text:span><text:span text:style-name="T6">String</text:span><text:span text:style-name="T2"> </text:span><text:span text:style-name="T6">getCountry()</text:span><text:span text:style-name="T2"> </text:span><text:span text:style-name="T6">{</text:span></text:p>
      <text:p text:style-name="P1"><text:span text:style-name="T2"><text:tab/><text:tab/></text:span><text:span text:style-name="T1">return</text:span><text:span text:style-name="T2"> </text:span><text:span text:style-name="T7">country</text:span><text:span text:style-name="T6">;</text:span></text:p>
      <text:p text:style-name="P1"><text:span text:style-name="T2"><text:tab/></text:span><text:span text:style-name="T6">}</text:span></text:p>
      <text:p text:style-name="P1"/>
      <text:p text:style-name="P1"><text:span text:style-name="T2"><text:tab/></text:span><text:span text:style-name="T1">public</text:span><text:span text:style-name="T2"> </text:span><text:span text:style-name="T1">void</text:span><text:span text:style-name="T2"> </text:span><text:span text:style-name="T6">setCountry(String</text:span><text:span text:style-name="T2"> </text:span><text:span text:style-name="T7">country</text:span><text:span text:style-name="T6">)</text:span><text:span text:style-name="T2"> </text:span><text:span text:style-name="T6">{</text:span></text:p>
      <text:p text:style-name="P1"><text:span text:style-name="T2"><text:tab/><text:tab/></text:span><text:span text:style-name="T1">this</text:span><text:span text:style-name="T6">.</text:span><text:span text:style-name="T7"> country</text:span><text:span text:style-name="T2"> </text:span><text:span text:style-name="T6">=</text:span><text:span text:style-name="T2"> </text:span><text:span text:style-name="T7">country</text:span><text:span text:style-name="T6">;</text:span></text:p>
      <text:p text:style-name="P1"><text:span text:style-name="T2"><text:tab/></text:span><text:span text:style-name="T6">}</text:span></text:p>
      <text:p text:style-name="P4"><text:tab/></text:p>
      <text:p text:style-name="P4">}</text:p>
      <text:p text:style-name="P4"/>
      <text:p text:style-name="P10">In questo modo si sta esprimendo il fatto che le proprietà 'firstName' e 'LastName' non devono essere vuote e devono avere una lunghezza massima di 20 caratteri.</text:p>
      <text:p text:style-name="P10">La fase di validazione precede il salvataggio di ogni oggetto di modello in regola-kit:</text:p>
      <text:list text:style-name="L1">
        <text:list-item>
          <text:p text:style-name="P11">se questa va a buon fine, allora viene eseguito anche il salvataggio;</text:p>
        </text:list-item>
        <text:list-item>
          <text:p text:style-name="P11">se invece ci sono valori di proprietà che non rispettano le rispettive regole di validazione espresse tramite annotazione, il salvataggio non viene eseguito e si visualizzano all'utente ( tipicamente con un messaggio al fianco del campo nella maschera di input) gli errori occorsi.</text:p>
        </text:list-item>
      </text:list>
      <text:p text:style-name="P10">Oltre a questi eventuali errori 'semantici' regola controlla (e notifica all'utente) anche eventuali errori di formato (es.: sono stati inseriti caratteri alfabetici in una proprietà di tipo numerico): queste sono ovviamente regole di validazione implicite che non occorre specificare esplicitamente.</text:p>
      <text:p text:style-name="P13">Emendamenti</text:p>
      <text:p text:style-name="P6"><text:span text:style-name="T3">Allo scopo di dare la possibilità di validare lo stesso oggetto di modello con politiche diverse in contesti diversi dell'applicazione (es: </text:span><text:span text:style-name="T5">maschera di input con regole di obbligatorietà dipendenti dal ruolo dell'utente correntemente loggato, oppure maschere distinte nell'ambito della stessa applicazione per il data entry sullo stesso modello, ma con politiche di validazione diverse</text:span><text:span text:style-name="T3">), regola-kit prevede un semplice meccanismo di emendamenti alle regole di validazione imposte mediante annotazioni.</text:span></text:p>
      <text:p text:style-name="P14">Mediante configurazione attraverso file xml (vedere ad esempio validationAmendments.xml) viene data la possibilità di definire specifici contesti di validazione nei quali, rispetto alle regole di validazione imposte dalle annotazioni della classe (valide per tutta l'applicazione), è possibile aggiungerne o rimuoverne.</text:p>
      <text:p text:style-name="P14">Ogni file di configurazione definisce uno specifico contesto di validazione e deve avere una sintassi che specifichi:</text:p>
      <text:list text:style-name="L2">
        <text:list-item>
          <text:p text:style-name="P15">l'elenco delle classi di modello che si intende 'emendare';</text:p>
        </text:list-item>
        <text:list-item>
          <text:p text:style-name="P15">per ogni classe di modello: </text:p>
        </text:list-item>
        <text:list-item>
          <text:p text:style-name="P21">il nome completo della classe di modello;</text:p>
        </text:list-item>
        <text:list-item>
          <text:p text:style-name="P21">la lista degli emendamenti desiderati per le proprietà di quella classe.</text:p>
        </text:list-item>
      </text:list>
      <text:p text:style-name="P14">Per ogni emendamento occorrerà specificare le seguenti informazioni:</text:p>
      <text:list text:style-name="L3">
        <text:list-item>
          <text:p text:style-name="P17">tipo dell'emendamento: può avere i valori “add” (per aggiungere una regola di validazione non prevista dalle annotazioni) o “remove” ( per non tenere conto in fase di validazione di una certa regola di validazione pur essendo presente <text:s/>la rispettiva annotazione).</text:p>
        </text:list-item>
        <text:list-item>
          <text:p text:style-name="P17">tipo di validazione: il nome completo della regola di validazione (cioè il nome completo dell'annotazione di hibernate validator) che si vuole imporre;</text:p>
        </text:list-item>
        <text:list-item>
          <text:p text:style-name="P17">nome della proprietà: il nome della proprietà della classe di modello che si sta emendando.</text:p>
        </text:list-item>
      </text:list>
      <text:p text:style-name="P14"/>
      <text:p text:style-name="P14">Esempio:</text:p>
      <text:p text:style-name="P2"><text:span text:style-name="T10">&lt;?</text:span><text:span text:style-name="T12">xml </text:span><text:span text:style-name="T14">version</text:span><text:span text:style-name="T2">=</text:span><text:span text:style-name="T9">"1.0" </text:span><text:span text:style-name="T14">encoding</text:span><text:span text:style-name="T2">=</text:span><text:span text:style-name="T9">"UTF-8"</text:span><text:span text:style-name="T10">?&gt;</text:span></text:p>
      <text:p text:style-name="P1"><text:span text:style-name="T10">&lt;</text:span><text:span text:style-name="T12">list</text:span><text:span text:style-name="T10">&gt;</text:span></text:p>
      <text:p text:style-name="P1"><text:span text:style-name="T2"><text:s text:c="2"/></text:span><text:span text:style-name="T10">&lt;</text:span><text:span text:style-name="T12">AmendedModelClass</text:span><text:span text:style-name="T10">&gt;</text:span></text:p>
      <text:p text:style-name="P1"><text:span text:style-name="T2"><text:s text:c="4"/></text:span><text:span text:style-name="T10">&lt;</text:span><text:span text:style-name="T12">modelClass</text:span><text:span text:style-name="T10">&gt;</text:span><text:span text:style-name="T2">org.regola.model.Customer</text:span><text:span text:style-name="T10">&lt;/</text:span><text:span text:style-name="T12">modelClass</text:span><text:span text:style-name="T10">&gt;</text:span></text:p>
      <text:p text:style-name="P1"><text:span text:style-name="T2"><text:s text:c="2"/><text:tab/></text:span><text:span text:style-name="T10">&lt;</text:span><text:span text:style-name="T12">amendments</text:span><text:span text:style-name="T10">&gt;</text:span></text:p>
      <text:p text:style-name="P1"><text:span text:style-name="T2"><text:s text:c="2"/><text:tab/> <text:s/></text:span><text:span text:style-name="T10">&lt;</text:span><text:span text:style-name="T12">Amendment</text:span><text:span text:style-name="T10">&gt;</text:span></text:p>
      <text:p text:style-name="P1"><text:span text:style-name="T2"><text:s text:c="2"/><text:tab/> <text:s text:c="3"/></text:span><text:span text:style-name="T10">&lt;</text:span><text:span text:style-name="T12">amendmentType</text:span><text:span text:style-name="T10">&gt;</text:span><text:span text:style-name="T2">remove</text:span><text:span text:style-name="T10">&lt;/</text:span><text:span text:style-name="T12">amendmentType</text:span><text:span text:style-name="T10">&gt;</text:span></text:p>
      <text:p text:style-name="P1"><text:span text:style-name="T2"><text:tab/> <text:s text:c="3"/></text:span><text:span text:style-name="T10">&lt;</text:span><text:span text:style-name="T12">validationType</text:span><text:span text:style-name="T10">&gt;</text:span><text:span text:style-name="T2">org.hibernate.validator.NotEmpty</text:span><text:span text:style-name="T10">&lt;/</text:span><text:span text:style-name="T12">validationType</text:span><text:span text:style-name="T10">&gt;</text:span></text:p>
      <text:p text:style-name="P1"><text:span text:style-name="T2"><text:tab/> <text:s text:c="3"/></text:span><text:span text:style-name="T10">&lt;</text:span><text:span text:style-name="T12">modelProperty</text:span><text:span text:style-name="T10">&gt;</text:span><text:span text:style-name="T2">firstName</text:span><text:span text:style-name="T10">&lt;/</text:span><text:span text:style-name="T12">modelProperty</text:span><text:span text:style-name="T10">&gt;</text:span></text:p>
      <text:p text:style-name="P1"><text:span text:style-name="T2"><text:tab/> </text:span><text:span text:style-name="T10">&lt;/</text:span><text:span text:style-name="T12">Amendment</text:span><text:span text:style-name="T10">&gt;</text:span></text:p>
      <text:p text:style-name="P1"><text:span text:style-name="T2"><text:s text:c="2"/><text:tab/> </text:span><text:span text:style-name="T10">&lt;</text:span><text:span text:style-name="T12">Amendment</text:span><text:span text:style-name="T10">&gt;</text:span></text:p>
      <text:p text:style-name="P1"><text:span text:style-name="T2"><text:s text:c="2"/><text:tab/> <text:s text:c="2"/></text:span><text:span text:style-name="T10">&lt;</text:span><text:span text:style-name="T12">amendmentType</text:span><text:span text:style-name="T10">&gt;</text:span><text:span text:style-name="T2">add</text:span><text:span text:style-name="T10">&lt;/</text:span><text:span text:style-name="T12">amendmentType</text:span><text:span text:style-name="T10">&gt;</text:span></text:p>
      <text:p text:style-name="P1"><text:span text:style-name="T2"><text:tab/> <text:s text:c="2"/></text:span><text:span text:style-name="T10">&lt;</text:span><text:span text:style-name="T12">validationType</text:span><text:span text:style-name="T10">&gt;</text:span><text:span text:style-name="T2">org.hibernate.validator.NotEmpty</text:span><text:span text:style-name="T10">&lt;/</text:span><text:span text:style-name="T12">validationType</text:span><text:span text:style-name="T10">&gt;</text:span></text:p>
      <text:p text:style-name="P1"><text:span text:style-name="T2"><text:tab/> <text:s text:c="2"/></text:span><text:span text:style-name="T10">&lt;</text:span><text:span text:style-name="T12">modelProperty</text:span><text:span text:style-name="T10">&gt;</text:span><text:span text:style-name="T2">country</text:span><text:span text:style-name="T10">&lt;/</text:span><text:span text:style-name="T12">modelProperty</text:span><text:span text:style-name="T10">&gt;</text:span></text:p>
      <text:p text:style-name="P1"><text:span text:style-name="T2"><text:tab/> </text:span><text:span text:style-name="T10">&lt;/</text:span><text:span text:style-name="T12">Amendment</text:span><text:span text:style-name="T10">&gt;</text:span></text:p>
      <text:p text:style-name="P1"><text:span text:style-name="T2"><text:tab/></text:span><text:span text:style-name="T10">&lt;/</text:span><text:span text:style-name="T12">amendments</text:span><text:span text:style-name="T10">&gt;</text:span></text:p>
      <text:p text:style-name="P1"><text:span text:style-name="T2"><text:s text:c="2"/></text:span><text:span text:style-name="T10">&lt;/</text:span><text:span text:style-name="T12">AmendedModelClass</text:span><text:span text:style-name="T10">&gt;</text:span></text:p>
      <text:p text:style-name="P3"><text:span text:style-name="T11">&lt;/</text:span><text:span text:style-name="T13">list</text:span><text:span text:style-name="T11">&gt;</text:span></text:p>
      <text:p text:style-name="P9"/>
      <text:p text:style-name="P20">In questo esempio di configurazione si sta specificando che, rispetto a come è annotata la classe di modello, si vuole non tener conto della regola NotEmpty per la proprietà firstName e si vuole rendere obbligatoria la proprietà country.</text:p>
      <text:p text:style-name="P5"><text:span text:style-name="T3">Nell'attuale implementazione per il tipo di emendamento “add” è possibile specificare soltanto i tipi di validazione <text:s/></text:span><text:span text:style-name="T4">org.hibernate.validator.NotEmpty e <text:s/>org.hibernate.validator.NotNull</text:span><text:span text:style-name="T3">, mentre per “remove” sono compatibili tutti i tipi previsti da Hibernate Validator.</text:span></text:p>
      <text:p text:style-name="P20">Il comportamento di default di regola-kit è quello che prevede un unico contesto di validazione (stesse politiche di validazione per tutti i form riguardanti una determinata classe di modello) che tiene conto soltanto delle annotazioni apposte alla classe di modello.</text:p>
      <text:p text:style-name="P20">Nel caso in cui, invece, si specifica un certo file di configurazione e lo si associa, ad esempio mediante il campo validationContext del componente responsabile della gestione di un determinato form (vedi ad esempio la classe CustomerForm di regola-example-simple), <text:s/>verrà eseguita la validazione in base al set di regole risultante dal 'merge' fra le regole imposte dalle annotations e il set di emendamenti per la classe di modello alla quale ci si sta riferendo.</text:p>
      <text:p text:style-name="P20">Nell'esempio la proprietà validationContext contiene semplicemente il path relativo al file di configurazi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ahoma1" svg:font-family="Tahoma"/>
    <style:font-face style:name="Times" svg:font-family="Times"/>
    <style:font-face style:name="Times1" svg:font-family="Times" style:font-family-generic="roman"/>
    <style:font-face style:name="Monospace" svg:font-family="Monospace" style:font-pitch="fixed"/>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it" fo:country="IT"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fabio</meta:initial-creator>
    <meta:creation-date>2007-11-26T15:21:17</meta:creation-date>
    <dc:creator>marco</dc:creator>
    <dc:date>2007-12-08T15:32:22</dc:date>
    <dc:language>it-IT</dc:language>
    <meta:editing-cycles>5</meta:editing-cycles>
    <meta:editing-duration>PT2H1M44S</meta:editing-duration>
    <meta:user-defined meta:name="Info 1"/>
    <meta:user-defined meta:name="Info 2"/>
    <meta:user-defined meta:name="Info 3"/>
    <meta:user-defined meta:name="Info 4"/>
    <meta:document-statistic meta:table-count="0" meta:image-count="0" meta:object-count="0" meta:page-count="3" meta:paragraph-count="83" meta:word-count="753" meta:character-count="5615"/>
  </office:meta>
</office:document-meta>
</file>